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10c30e0" officeooo:paragraph-rsid="010c30e0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text-properties officeooo:rsid="01106802" officeooo:paragraph-rsid="01106802"/>
    </style:style>
    <style:style style:name="P12" style:family="paragraph" style:parent-style-name="Text_20_body">
      <style:text-properties officeooo:rsid="01238793" officeooo:paragraph-rsid="01238793"/>
    </style:style>
    <style:style style:name="P13" style:family="paragraph" style:parent-style-name="Text_20_body">
      <style:text-properties style:font-name="Ubuntu1" fo:font-size="11pt" fo:font-weight="normal" officeooo:rsid="00eac59d"/>
    </style:style>
    <style:style style:name="P14" style:family="paragraph" style:parent-style-name="Text_20_body">
      <style:text-properties officeooo:rsid="01299c0c" officeooo:paragraph-rsid="01299c0c"/>
    </style:style>
    <style:style style:name="P15" style:family="paragraph" style:parent-style-name="Standard" style:master-page-name="First_20_Page">
      <style:paragraph-properties style:page-number="auto"/>
      <style:text-properties officeooo:paragraph-rsid="00107d8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19" style:family="paragraph" style:parent-style-name="Heading_20_1">
      <style:paragraph-properties fo:break-before="pag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1238793"/>
    </style:style>
    <style:style style:name="T5" style:family="text">
      <style:text-properties officeooo:rsid="012a30a4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3" svg:width="16.431cm" svg:height="1.879cm" svg:x="0.219cm" svg:y="5.244cm"><draw:text-box><text:p text:style-name="P20"><text:span text:style-name="T8">Politechnika Krakowska</text:span></text:p></draw:text-box></draw:frame><draw:frame text:anchor-type="paragraph" draw:z-index="1" draw:name="Shape2" draw:style-name="gr2" draw:text-style-name="P22" svg:width="16.458cm" svg:height="1.625cm" svg:x="0.219cm" svg:y="7.123cm"><draw:text-box><text:p text:style-name="P20"><text:span text:style-name="T6">Wydział Inżynierii Elektrycznej i Komputerowej</text:span></text:p></draw:text-box></draw:frame><draw:frame text:anchor-type="paragraph" draw:z-index="2" draw:name="Shape3" draw:style-name="gr1" draw:text-style-name="P21" svg:width="16.431cm" svg:height="1.221cm" svg:x="0.245cm" svg:y="8.747cm"><draw:text-box><text:p text:style-name="P20"><text:span text:style-name="T6">Sprawozdanie</text:span><text:span text:style-name="T7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pis treści</text:p>
          </text:index-title>
          <text:p text:style-name="P9"><text:a xlink:type="simple" xlink:href="#__RefHeading___Toc2654_4068231033" text:style-name="Index_20_Link" text:visited-style-name="Index_20_Link">Polecenie<text:tab/>1</text:a></text:p>
          <text:p text:style-name="P9"><text:a xlink:type="simple" xlink:href="#__RefHeading___Toc2660_4068231033" text:style-name="Index_20_Link" text:visited-style-name="Index_20_Link">Kod programu<text:tab/>2</text:a></text:p>
          <text:p text:style-name="P9"><text:a xlink:type="simple" xlink:href="#__RefHeading___Toc2662_4068231033" text:style-name="Index_20_Link" text:visited-style-name="Index_20_Link">Wyniki<text:tab/>3</text:a></text:p>
          <text:p text:style-name="P9"><text:a xlink:type="simple" xlink:href="#__RefHeading___Toc2664_4068231033" text:style-name="Index_20_Link" text:visited-style-name="Index_20_Link">Opis programu<text:tab/>4</text:a></text:p>
          <text:p text:style-name="P9"><text:a xlink:type="simple" xlink:href="#__RefHeading___Toc2666_4068231033" text:style-name="Index_20_Link" text:visited-style-name="Index_20_Link">Wnioski<text:tab/>5</text:a></text:p>
        </text:index-body>
      </text:table-of-content>
      <text:p text:style-name="P2"/>
      <text:h text:style-name="P18" text:outline-level="1"><text:bookmark-start text:name="__RefHeading___Toc2654_4068231033"/>Poleceni<text:span text:style-name="T3">e</text:span><text:bookmark-end text:name="__RefHeading___Toc2654_4068231033"/></text:h>
      <text:p text:style-name="P11">Całkowanie numeryczne układów równań różniczkowych <text:span text:style-name="T4">(przykład 13, metoda b)</text:span>.</text:p>
      <text:p text:style-name="P12">Przykład:</text:p>
      <text:p text:style-name="P11"><draw:frame draw:style-name="fr1" draw:name="Object1" text:anchor-type="as-char" svg:y="-2.26cm" svg:width="4.981cm" svg:height="4.433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1" draw:name="Object2" text:anchor-type="as-char" svg:y="-0.377cm" svg:width="8.865cm" svg:height="0.53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>Metoda:</text:p>
      <text:p text:style-name="P12"><draw:frame draw:style-name="fr1" draw:name="Object3" text:anchor-type="as-char" svg:y="-0.683cm" svg:width="3.267cm" svg:height="1.062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2"><draw:frame draw:style-name="fr1" draw:name="Object4" text:anchor-type="as-char" svg:y="-0.386cm" svg:width="2.722cm" svg:height="0.542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><draw:frame draw:style-name="fr1" draw:name="Object5" text:anchor-type="as-char" svg:y="-0.683cm" svg:width="4.166cm" svg:height="1.062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2"><draw:frame draw:style-name="fr1" draw:name="Object6" text:anchor-type="as-char" svg:y="-0.683cm" svg:width="4.68cm" svg:height="1.062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4">We wszystkich zadaniach zmienna <draw:frame draw:style-name="fr1" draw:name="Object7" text:anchor-type="as-char" svg:y="-0.377cm" svg:width="0.545cm" svg:height="0.531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jest obliczana jako sinusoida: <draw:frame draw:style-name="fr1" draw:name="Object8" text:anchor-type="as-char" svg:y="-0.386cm" svg:width="2.937cm" svg:height="0.542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, <draw:frame draw:style-name="fr1" draw:name="Object9" text:anchor-type="as-char" svg:y="-0.377cm" svg:width="3.5cm" svg:height="0.467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14">Ogólna pos<text:span text:style-name="T5">tać układu równań różniczkowych:</text:span></text:p>
      <text:p text:style-name="P14"><draw:frame draw:style-name="fr1" draw:name="Object10" text:anchor-type="as-char" svg:y="-0.619cm" svg:width="2.355cm" svg:height="0.998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, <text:span text:style-name="T5">gdzie </text:span><text:span text:style-name="T5"><draw:frame draw:style-name="fr1" draw:name="Object11" text:anchor-type="as-char" svg:y="-0.386cm" svg:width="3.221cm" svg:height="0.542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<text:s/>- wektor zmiennych stanu.</text:span></text:p>
      <text:h text:style-name="P19" text:outline-level="1"><text:bookmark-start text:name="__RefHeading___Toc2660_4068231033"/>Kod programu<text:bookmark-end text:name="__RefHeading___Toc2660_4068231033"/></text:h>
      <text:p text:style-name="Text_20_body"><text:span text:style-name="_5f_OOoComputerSpecial"/></text:p>
      <text:h text:style-name="P19" text:outline-level="1"><text:bookmark-start text:name="__RefHeading___Toc2662_4068231033"/>Wyniki<text:bookmark-end text:name="__RefHeading___Toc2662_4068231033"/></text:h>
      <text:p text:style-name="Text_20_body"/>
      <text:h text:style-name="P19" text:outline-level="1"><text:bookmark-start text:name="__RefHeading___Toc2664_4068231033"/>Opis programu<text:bookmark-end text:name="__RefHeading___Toc2664_4068231033"/></text:h>
      <text:p text:style-name="P13"/>
      <text:h text:style-name="P19" text:outline-level="1"><text:bookmark-start text:name="__RefHeading___Toc2666_4068231033"/>Wnioski<text:bookmark-end text:name="__RefHeading___Toc2666_4068231033"/>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2-19T20:10:25.667827606</dc:date>
    <meta:editing-duration>PT10H48M10S</meta:editing-duration>
    <meta:editing-cycles>137</meta:editing-cycles>
    <meta:generator>LibreOffice/7.1.6.2$Linux_X86_64 LibreOffice_project/0e133318fcee89abacd6a7d077e292f1145735c3</meta:generator>
    <meta:document-statistic meta:table-count="1" meta:image-count="0" meta:object-count="11" meta:page-count="7" meta:paragraph-count="36" meta:word-count="74" meta:character-count="469" meta:non-whitespace-character-count="424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frac>
                  <mrow>
                    <mi>d</mi>
                    <msub>
                      <mi>i</mi>
                      <mn>1</mn>
                    </msub>
                  </mrow>
                  <mrow>
                    <mi>d</mi>
                    <mi>t</mi>
                  </mrow>
                </mfrac>
                <mo stretchy="false">=</mo>
                <mfrac>
                  <mrow>
                    <mrow>
                      <msub>
                        <mi>u</mi>
                        <mn>1</mn>
                      </msub>
                      <mo stretchy="false">−</mo>
                      <msub>
                        <mi>R</mi>
                        <mn>1</mn>
                      </msub>
                    </mrow>
                    <mrow>
                      <msub>
                        <mi>i</mi>
                        <mn>1</mn>
                      </msub>
                      <mo stretchy="false">−</mo>
                      <msub>
                        <mi>R</mi>
                        <mn>3</mn>
                      </msub>
                    </mrow>
                    <mrow>
                      <mo fence="true" form="prefix" stretchy="false">(</mo>
                      <mrow>
                        <mrow>
                          <msub>
                            <mi>i</mi>
                            <mn>1</mn>
                          </msub>
                          <mo stretchy="false">−</mo>
                          <msub>
                            <mi>i</mi>
                            <mn>2</mn>
                          </msub>
                        </mrow>
                      </mrow>
                      <mo fence="true" form="postfix" stretchy="false">)</mo>
                    </mrow>
                  </mrow>
                  <msub>
                    <mi>L</mi>
                    <mn>1</mn>
                  </msub>
                </mfrac>
              </mrow>
            </mtd>
          </mtr>
          <mtr>
            <mtd>
              <mrow>
                <mfrac>
                  <mrow>
                    <mi>d</mi>
                    <msub>
                      <mi>i</mi>
                      <mn>2</mn>
                    </msub>
                  </mrow>
                  <mrow>
                    <mi>d</mi>
                    <mi>t</mi>
                  </mrow>
                </mfrac>
                <mo stretchy="false">=</mo>
                <mfrac>
                  <mrow>
                    <msub>
                      <mi>R</mi>
                      <mn>3</mn>
                    </msub>
                    <mrow>
                      <mrow>
                        <mo fence="true" form="prefix" stretchy="false">(</mo>
                        <mrow>
                          <mrow>
                            <msub>
                              <mi>i</mi>
                              <mn>1</mn>
                            </msub>
                            <mo stretchy="false">−</mo>
                            <msub>
                              <mi>i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u</mi>
                        <mrow>
                          <mi>c</mi>
                          <mn>2</mn>
                        </mrow>
                      </msub>
                      <mo stretchy="false">−</mo>
                      <msub>
                        <mi>R</mi>
                        <mn>2</mn>
                      </msub>
                    </mrow>
                    <msub>
                      <mi>i</mi>
                      <mn>2</mn>
                    </msub>
                  </mrow>
                  <msub>
                    <mi>L</mi>
                    <mn>2</mn>
                  </msub>
                </mfrac>
              </mrow>
            </mtd>
          </mtr>
          <mtr>
            <mtd>
              <mrow>
                <mfrac>
                  <mrow>
                    <mi>d</mi>
                    <msub>
                      <mi>u</mi>
                      <mrow>
                        <mi>c</mi>
                        <mn>2</mn>
                      </mrow>
                    </msub>
                  </mrow>
                  <mrow>
                    <mi>d</mi>
                    <mi>t</mi>
                  </mrow>
                </mfrac>
                <mo stretchy="false">=</mo>
                <mfrac>
                  <mrow>
                    <msub>
                      <mi>i</mi>
                      <mn>2</mn>
                    </msub>
                    <mo stretchy="false">−</mo>
                    <mfrac>
                      <msub>
                        <mi>u</mi>
                        <mrow>
                          <mi>c</mi>
                          <mn>2</mn>
                        </mrow>
                      </msub>
                      <msub>
                        <mi>R</mi>
                        <mn>4</mn>
                      </msub>
                    </mfrac>
                  </mrow>
                  <msub>
                    <mi>C</mi>
                    <mn>2</mn>
                  </msub>
                </mfrac>
              </mrow>
            </mtd>
          </mtr>
        </mtable>
      </mrow>
    </mrow>
    <annotation encoding="StarMath 5.0">left lbrace stack {{ { d i_1 } over { d t } = { u_1 - R_1 i_1 - R_3 ( i_1 - i_2 ) } over { L_1 } } # { { d i_2 } over { d t } = { R_3 ( i_1 - i_2 ) - u_c2 - R_2 i_2 } over { L_2 } } # { { d u_c2 } over { d t } = { i_2 - { u_c2 } over { R_4 } } over { C_2 } }} right none</annotation>
  </semantics>
</math>
</file>

<file path=Object 10/content.xml><?xml version="1.0" encoding="utf-8"?>
<math xmlns="http://www.w3.org/1998/Math/MathML" display="block">
  <semantics>
    <mrow>
      <mrow>
        <mfrac>
          <mrow>
            <mi>d</mi>
            <mi>y</mi>
          </mrow>
          <mrow>
            <mi>d</mi>
            <mi>t</mi>
          </mrow>
        </mfrac>
        <mo stretchy="false">=</mo>
        <mi>f</mi>
      </mrow>
      <mrow>
        <mo fence="true" form="prefix" stretchy="false">(</mo>
        <mrow>
          <mrow>
            <mi>y</mi>
            <mi>,</mi>
            <mi>t</mi>
          </mrow>
        </mrow>
        <mo fence="true" form="postfix" stretchy="false">)</mo>
      </mrow>
    </mrow>
    <annotation encoding="StarMath 5.0">{ d y } over { d t } = f ( y, t )</annotation>
  </semantics>
</math>
</file>

<file path=Object 11/content.xml><?xml version="1.0" encoding="utf-8"?>
<math xmlns="http://www.w3.org/1998/Math/MathML" display="block">
  <semantics>
    <mrow>
      <mi>y</mi>
      <mo stretchy="false">=</mo>
      <mrow>
        <mo fence="true" form="prefix" stretchy="false">(</mo>
        <mrow>
          <mrow>
            <msub>
              <mi>y</mi>
              <mn>1</mn>
            </msub>
            <mi>,</mi>
            <msub>
              <mi>y</mi>
              <mn>2</mn>
            </msub>
            <mi>,</mi>
            <mn>...</mn>
            <mi>,</mi>
            <msub>
              <mi>y</mi>
              <mi>n</mi>
            </msub>
          </mrow>
        </mrow>
        <mo fence="true" form="postfix" stretchy="false">)</mo>
      </mrow>
    </mrow>
    <annotation encoding="StarMath 5.0">y = ( y_1, y_2, ..., y_n )</annotation>
  </semantics>
</math>
</file>

<file path=Object 2/content.xml><?xml version="1.0" encoding="utf-8"?>
<math xmlns="http://www.w3.org/1998/Math/MathML" display="block">
  <semantics>
    <mrow>
      <mrow>
        <msub>
          <mi>C</mi>
          <mn>1</mn>
        </msub>
        <mo stretchy="false">=</mo>
        <mn>0.0048</mn>
      </mrow>
      <mi>,</mi>
      <mrow>
        <msub>
          <mi>C</mi>
          <mn>2</mn>
        </msub>
        <mo stretchy="false">=</mo>
        <mn>0.048</mn>
      </mrow>
      <mi>,</mi>
      <mrow>
        <msub>
          <mi>C</mi>
          <mn>3</mn>
        </msub>
        <mo stretchy="false">=</mo>
        <mn>0.007</mn>
      </mrow>
      <mi>,</mi>
      <mrow>
        <msub>
          <mi>R</mi>
          <mn>1</mn>
        </msub>
        <mo stretchy="false">=</mo>
        <mn>19</mn>
      </mrow>
      <mi>,</mi>
      <mrow>
        <msub>
          <mi>R</mi>
          <mn>2</mn>
        </msub>
        <mo stretchy="false">=</mo>
        <mn>29</mn>
      </mrow>
    </mrow>
    <annotation encoding="StarMath 5.0">C_1 = 0.0048, C_2 = 0.048, C_3 = 0.007, R_1 = 19, R_2 = 29</annotation>
  </semantics>
</math>
</file>

<file path=Object 3/content.xml><?xml version="1.0" encoding="utf-8"?>
<math xmlns="http://www.w3.org/1998/Math/MathML" display="block">
  <semantics>
    <mrow>
      <msub>
        <mi>y</mi>
        <mrow>
          <mi>n</mi>
          <mo stretchy="false">+</mo>
          <mn>1</mn>
        </mrow>
      </msub>
      <mo stretchy="false">=</mo>
      <mrow>
        <msub>
          <mi>y</mi>
          <mi>n</mi>
        </msub>
        <mo stretchy="false">+</mo>
        <mfrac>
          <mrow>
            <msub>
              <mi>K</mi>
              <mn>1</mn>
            </msub>
            <mo stretchy="false">+</mo>
            <msub>
              <mi>K</mi>
              <mn>3</mn>
            </msub>
          </mrow>
          <mn>4</mn>
        </mfrac>
      </mrow>
    </mrow>
    <annotation encoding="StarMath 5.0">{ y_{ n + 1 } } = y_n + { K_1 + K_3 } over 4</annotation>
  </semantics>
</math>
</file>

<file path=Object 4/content.xml><?xml version="1.0" encoding="utf-8"?>
<math xmlns="http://www.w3.org/1998/Math/MathML" display="block">
  <semantics>
    <mrow>
      <mrow>
        <msub>
          <mi>K</mi>
          <mn>1</mn>
        </msub>
        <mo stretchy="false">=</mo>
        <mi>h</mi>
      </mrow>
      <mi>f</mi>
      <mrow>
        <mo fence="true" form="prefix" stretchy="false">(</mo>
        <mrow>
          <mrow>
            <msub>
              <mi>t</mi>
              <mi>n</mi>
            </msub>
            <mi>,</mi>
            <msub>
              <mi>y</mi>
              <mi>n</mi>
            </msub>
          </mrow>
        </mrow>
        <mo fence="true" form="postfix" stretchy="false">)</mo>
      </mrow>
    </mrow>
    <annotation encoding="StarMath 5.0">K_1 = h f( t_n, y_n )</annotation>
  </semantics>
</math>
</file>

<file path=Object 5/content.xml><?xml version="1.0" encoding="utf-8"?>
<math xmlns="http://www.w3.org/1998/Math/MathML" display="block">
  <semantics>
    <mrow>
      <mrow>
        <msub>
          <mi>K</mi>
          <mn>2</mn>
        </msub>
        <mo stretchy="false">=</mo>
        <mi>h</mi>
      </mrow>
      <mi>f</mi>
      <mrow>
        <mo fence="true" form="prefix" stretchy="false">(</mo>
        <mrow>
          <mrow>
            <mrow>
              <msub>
                <mi>t</mi>
                <mi>n</mi>
              </msub>
              <mo stretchy="false">+</mo>
              <mfrac>
                <mi>h</mi>
                <mn>3</mn>
              </mfrac>
            </mrow>
            <mi>,</mi>
            <mrow>
              <msub>
                <mi>y</mi>
                <mi>n</mi>
              </msub>
              <mo stretchy="false">+</mo>
              <mfrac>
                <msub>
                  <mi>K</mi>
                  <mn>1</mn>
                </msub>
                <mn>3</mn>
              </mfrac>
            </mrow>
          </mrow>
        </mrow>
        <mo fence="true" form="postfix" stretchy="false">)</mo>
      </mrow>
    </mrow>
    <annotation encoding="StarMath 5.0">K_2 = h f( t_n + h over 3, y_n + K_1 over 3 )</annotation>
  </semantics>
</math>
</file>

<file path=Object 6/content.xml><?xml version="1.0" encoding="utf-8"?>
<math xmlns="http://www.w3.org/1998/Math/MathML" display="block">
  <semantics>
    <mrow>
      <mrow>
        <msub>
          <mi>K</mi>
          <mn>3</mn>
        </msub>
        <mo stretchy="false">=</mo>
        <mi>h</mi>
      </mrow>
      <mi>f</mi>
      <mrow>
        <mo fence="true" form="prefix" stretchy="false">(</mo>
        <mrow>
          <mrow>
            <mrow>
              <msub>
                <mi>t</mi>
                <mi>n</mi>
              </msub>
              <mo stretchy="false">+</mo>
              <mfrac>
                <mrow>
                  <mn>2</mn>
                  <mi>h</mi>
                </mrow>
                <mn>3</mn>
              </mfrac>
            </mrow>
            <mi>,</mi>
            <mrow>
              <msub>
                <mi>y</mi>
                <mi>n</mi>
              </msub>
              <mo stretchy="false">+</mo>
              <mfrac>
                <mrow>
                  <mn>2</mn>
                  <msub>
                    <mi>K</mi>
                    <mn>2</mn>
                  </msub>
                </mrow>
                <mn>3</mn>
              </mfrac>
            </mrow>
          </mrow>
        </mrow>
        <mo fence="true" form="postfix" stretchy="false">)</mo>
      </mrow>
    </mrow>
    <annotation encoding="StarMath 5.0">K_3 = h f( t_n + { 2h } over 3, y_n + { 2K_2 } over 3 )</annotation>
  </semantics>
</math>
</file>

<file path=Object 7/content.xml><?xml version="1.0" encoding="utf-8"?>
<math xmlns="http://www.w3.org/1998/Math/MathML" display="block">
  <semantics>
    <msub>
      <mi>u</mi>
      <mn>1</mn>
    </msub>
    <annotation encoding="StarMath 5.0">u_1</annotation>
  </semantics>
</math>
</file>

<file path=Object 8/content.xml><?xml version="1.0" encoding="utf-8"?>
<math xmlns="http://www.w3.org/1998/Math/MathML" display="block">
  <semantics>
    <mrow>
      <mrow>
        <msub>
          <mi>u</mi>
          <mn>1</mn>
        </msub>
        <mo stretchy="false">=</mo>
        <mn>300</mn>
      </mrow>
      <mi>sin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u_1 = 300sin( %omega t )</annotation>
  </semantics>
</math>
</file>

<file path=Object 9/content.xml><?xml version="1.0" encoding="utf-8"?>
<math xmlns="http://www.w3.org/1998/Math/MathML" display="block">
  <semantics>
    <mrow>
      <mi>ω</mi>
      <mo stretchy="false">=</mo>
      <mn>314.159265359</mn>
    </mrow>
    <annotation encoding="StarMath 5.0">%omega = 314.159265359</annotation>
  </semantics>
</math>
</file>